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164" officeooo:paragraph-rsid="0004f164"/>
    </style:style>
    <style:style style:name="P2" style:family="paragraph" style:parent-style-name="Standard" style:list-style-name="L1">
      <style:text-properties officeooo:rsid="0004f164" officeooo:paragraph-rsid="0004f164"/>
    </style:style>
    <style:style style:name="P3" style:family="paragraph" style:parent-style-name="Standard">
      <style:paragraph-properties fo:text-align="center" style:justify-single-word="false"/>
      <style:text-properties officeooo:rsid="0004f164" officeooo:paragraph-rsid="00093d38"/>
    </style:style>
    <style:style style:name="P4" style:family="paragraph" style:parent-style-name="Standard">
      <style:paragraph-properties fo:text-align="center" style:justify-single-word="false"/>
      <style:text-properties officeooo:rsid="0004f164" officeooo:paragraph-rsid="001ec30b"/>
    </style:style>
    <style:style style:name="P5" style:family="paragraph" style:parent-style-name="Standard">
      <style:paragraph-properties fo:text-align="center" style:justify-single-word="false"/>
      <style:text-properties officeooo:rsid="0004f164" officeooo:paragraph-rsid="0021a248"/>
    </style:style>
    <style:style style:name="P6" style:family="paragraph" style:parent-style-name="Standard">
      <style:paragraph-properties fo:text-align="center" style:justify-single-word="false"/>
      <style:text-properties officeooo:rsid="0004f164" officeooo:paragraph-rsid="0023d01e"/>
    </style:style>
    <style:style style:name="P7" style:family="paragraph" style:parent-style-name="Standard">
      <style:text-properties officeooo:rsid="0004f164" officeooo:paragraph-rsid="0021a248"/>
    </style:style>
    <style:style style:name="P8" style:family="paragraph" style:parent-style-name="Standard">
      <style:paragraph-properties fo:text-align="center" style:justify-single-word="false"/>
      <style:text-properties fo:font-size="13pt" officeooo:rsid="0004f164" officeooo:paragraph-rsid="0004f164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fo:font-size="13pt" fo:font-weight="bold" officeooo:rsid="00065ec9" officeooo:paragraph-rsid="00065ec9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rsid="000724e7" officeooo:paragraph-rsid="000724e7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font-weight="bold" officeooo:rsid="000724e7" officeooo:paragraph-rsid="0008b08a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font-weight="bold" officeooo:rsid="0008b08a" officeooo:paragraph-rsid="0008b08a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font-weight="normal" officeooo:rsid="00065ec9" officeooo:paragraph-rsid="00065ec9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3pt" fo:font-weight="normal" officeooo:rsid="00065ec9" officeooo:paragraph-rsid="000724e7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rsid="0008c6ae" officeooo:paragraph-rsid="0008c6ae"/>
    </style:style>
    <style:style style:name="P16" style:family="paragraph" style:parent-style-name="Standard">
      <style:paragraph-properties fo:text-align="center" style:justify-single-word="false"/>
      <style:text-properties officeooo:rsid="0008c6ae" officeooo:paragraph-rsid="00093d38"/>
    </style:style>
    <style:style style:name="P17" style:family="paragraph" style:parent-style-name="Standard">
      <style:paragraph-properties fo:text-align="center" style:justify-single-word="false"/>
      <style:text-properties officeooo:rsid="0008c6ae" officeooo:paragraph-rsid="001e219d"/>
    </style:style>
    <style:style style:name="P18" style:family="paragraph" style:parent-style-name="Standard">
      <style:paragraph-properties fo:text-align="center" style:justify-single-word="false"/>
      <style:text-properties officeooo:rsid="0008c6ae" officeooo:paragraph-rsid="001ec30b"/>
    </style:style>
    <style:style style:name="P19" style:family="paragraph" style:parent-style-name="Standard">
      <style:paragraph-properties fo:text-align="center" style:justify-single-word="false"/>
      <style:text-properties officeooo:rsid="0008c6ae" officeooo:paragraph-rsid="001f5505"/>
    </style:style>
    <style:style style:name="P20" style:family="paragraph" style:parent-style-name="Standard">
      <style:paragraph-properties fo:text-align="center" style:justify-single-word="false"/>
      <style:text-properties officeooo:rsid="00098d31" officeooo:paragraph-rsid="00098d31"/>
    </style:style>
    <style:style style:name="P21" style:family="paragraph" style:parent-style-name="Standard">
      <style:paragraph-properties fo:text-align="center" style:justify-single-word="false"/>
      <style:text-properties officeooo:rsid="00098d31" officeooo:paragraph-rsid="0021a248"/>
    </style:style>
    <style:style style:name="P22" style:family="paragraph" style:parent-style-name="Standard">
      <style:paragraph-properties fo:text-align="center" style:justify-single-word="false"/>
      <style:text-properties officeooo:rsid="000b85e7" officeooo:paragraph-rsid="000b85e7"/>
    </style:style>
    <style:style style:name="P23" style:family="paragraph" style:parent-style-name="Standard">
      <style:paragraph-properties fo:text-align="center" style:justify-single-word="false"/>
      <style:text-properties officeooo:rsid="000b85e7" officeooo:paragraph-rsid="0021a248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253679" officeooo:paragraph-rsid="00253679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23d01e" officeooo:paragraph-rsid="0023d01e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rsid="00238574" officeooo:paragraph-rsid="00238574"/>
    </style:style>
    <style:style style:name="P27" style:family="paragraph" style:parent-style-name="Standard" style:list-style-name="L1">
      <style:text-properties officeooo:rsid="00238574" officeooo:paragraph-rsid="00238574"/>
    </style:style>
    <style:style style:name="P28" style:family="paragraph" style:parent-style-name="Standard" style:list-style-name="L1">
      <style:text-properties officeooo:rsid="00238574" officeooo:paragraph-rsid="0023d01e"/>
    </style:style>
    <style:style style:name="P29" style:family="paragraph" style:parent-style-name="Standard" style:list-style-name="L1">
      <style:text-properties officeooo:rsid="0023d01e" officeooo:paragraph-rsid="0023d01e"/>
    </style:style>
    <style:style style:name="P30" style:family="paragraph" style:parent-style-name="Standard">
      <style:paragraph-properties fo:text-align="center" style:justify-single-word="false"/>
      <style:text-properties officeooo:rsid="0023d01e" officeooo:paragraph-rsid="0023d01e"/>
    </style:style>
    <style:style style:name="P31" style:family="paragraph" style:parent-style-name="Standard">
      <style:paragraph-properties fo:text-align="center" style:justify-single-word="false"/>
      <style:text-properties officeooo:rsid="00253679" officeooo:paragraph-rsid="00253679"/>
    </style:style>
    <style:style style:name="P32" style:family="paragraph" style:parent-style-name="Standard">
      <style:paragraph-properties fo:text-align="center" style:justify-single-word="false"/>
      <style:text-properties officeooo:rsid="0025bb10" officeooo:paragraph-rsid="0025bb10"/>
    </style:style>
    <style:style style:name="P33" style:family="paragraph" style:parent-style-name="Standard">
      <style:paragraph-properties fo:text-align="center" style:justify-single-word="false"/>
      <style:text-properties officeooo:rsid="0027b109" officeooo:paragraph-rsid="0027b109"/>
    </style:style>
    <style:style style:name="P34" style:family="paragraph" style:parent-style-name="Standard">
      <style:paragraph-properties fo:text-align="center" style:justify-single-word="false"/>
      <style:text-properties officeooo:rsid="0027b109" officeooo:paragraph-rsid="00298061"/>
    </style:style>
    <style:style style:name="P35" style:family="paragraph" style:parent-style-name="Standard">
      <style:paragraph-properties fo:text-align="center" style:justify-single-word="false" fo:break-before="page"/>
      <style:text-properties officeooo:rsid="0008c6ae" officeooo:paragraph-rsid="001e219d"/>
    </style:style>
    <style:style style:name="T1" style:family="text">
      <style:text-properties style:text-position="super 58%" officeooo:rsid="00065ec9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bold" style:font-weight-asian="bold" style:font-weight-complex="bold"/>
    </style:style>
    <style:style style:name="T4" style:family="text">
      <style:text-properties style:text-position="sub 58%" fo:font-weight="bold" officeooo:rsid="00298061" style:font-weight-asian="bold" style:font-weight-complex="bold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sub 58%" officeooo:rsid="0023d01e"/>
    </style:style>
    <style:style style:name="T7" style:family="text">
      <style:text-properties style:text-position="sub 58%" officeooo:rsid="0025bb10"/>
    </style:style>
    <style:style style:name="T8" style:family="text">
      <style:text-properties style:text-position="sub 58%" officeooo:rsid="0029806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65ec9"/>
    </style:style>
    <style:style style:name="T12" style:family="text">
      <style:text-properties style:text-position="0% 100%" officeooo:rsid="000724e7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0% 100%" fo:font-weight="normal" officeooo:rsid="0008b08a" style:font-weight-asian="normal" style:font-weight-complex="normal"/>
    </style:style>
    <style:style style:name="T15" style:family="text">
      <style:text-properties style:text-position="0% 100%" fo:font-weight="normal" officeooo:rsid="00093d38" style:font-weight-asian="normal" style:font-weight-complex="normal"/>
    </style:style>
    <style:style style:name="T16" style:family="text">
      <style:text-properties style:text-position="0% 100%" fo:font-weight="normal" officeooo:rsid="000b85e7" style:font-weight-asian="normal" style:font-weight-complex="normal"/>
    </style:style>
    <style:style style:name="T17" style:family="text">
      <style:text-properties style:text-position="0% 100%" fo:font-weight="normal" officeooo:rsid="001e219d" style:font-weight-asian="normal" style:font-weight-complex="normal"/>
    </style:style>
    <style:style style:name="T18" style:family="text">
      <style:text-properties style:text-position="0% 100%" fo:font-weight="normal" officeooo:rsid="001ec30b" style:font-weight-asian="normal" style:font-weight-complex="normal"/>
    </style:style>
    <style:style style:name="T19" style:family="text">
      <style:text-properties style:text-position="0% 100%" fo:font-weight="normal" officeooo:rsid="001f5505" style:font-weight-asian="normal" style:font-weight-complex="normal"/>
    </style:style>
    <style:style style:name="T20" style:family="text">
      <style:text-properties style:text-position="0% 100%" fo:font-weight="normal" officeooo:rsid="00234e6c" style:font-weight-asian="normal" style:font-weight-complex="normal"/>
    </style:style>
    <style:style style:name="T21" style:family="text">
      <style:text-properties style:text-position="0% 100%" style:font-name="Liberation Serif1" officeooo:rsid="000724e7"/>
    </style:style>
    <style:style style:name="T22" style:family="text">
      <style:text-properties style:text-position="0% 100%" style:font-name="Liberation Serif1" fo:font-weight="normal" style:font-weight-asian="normal" style:font-weight-complex="normal"/>
    </style:style>
    <style:style style:name="T23" style:family="text">
      <style:text-properties style:text-position="0% 100%" officeooo:rsid="0008b08a"/>
    </style:style>
    <style:style style:name="T24" style:family="text">
      <style:text-properties style:text-position="0% 100%" fo:font-weight="bold" style:font-weight-asian="bold" style:font-weight-complex="bold"/>
    </style:style>
    <style:style style:name="T25" style:family="text">
      <style:text-properties style:text-position="0% 100%" fo:font-weight="bold" officeooo:rsid="00234e6c" style:font-weight-asian="bold" style:font-weight-complex="bold"/>
    </style:style>
    <style:style style:name="T26" style:family="text">
      <style:text-properties style:text-position="0% 100%" fo:font-weight="bold" officeooo:rsid="00298061" style:font-weight-asian="bold" style:font-weight-complex="bold"/>
    </style:style>
    <style:style style:name="T27" style:family="text">
      <style:text-properties style:text-position="0% 100%" officeooo:rsid="000b85e7"/>
    </style:style>
    <style:style style:name="T28" style:family="text">
      <style:text-properties style:text-position="0% 100%" officeooo:rsid="0018d033"/>
    </style:style>
    <style:style style:name="T29" style:family="text">
      <style:text-properties style:text-position="0% 100%" officeooo:rsid="0018feca"/>
    </style:style>
    <style:style style:name="T30" style:family="text">
      <style:text-properties style:text-position="0% 100%" officeooo:rsid="00234e6c"/>
    </style:style>
    <style:style style:name="T31" style:family="text">
      <style:text-properties style:text-position="0% 100%" officeooo:rsid="0023f6c6"/>
    </style:style>
    <style:style style:name="T32" style:family="text">
      <style:text-properties style:text-position="0% 100%" officeooo:rsid="00253679"/>
    </style:style>
    <style:style style:name="T33" style:family="text">
      <style:text-properties style:text-position="0% 100%" officeooo:rsid="00298061"/>
    </style:style>
    <style:style style:name="T34" style:family="text">
      <style:text-properties officeooo:rsid="00065ec9"/>
    </style:style>
    <style:style style:name="T35" style:family="text">
      <style:text-properties officeooo:rsid="00093d38"/>
    </style:style>
    <style:style style:name="T36" style:family="text">
      <style:text-properties officeooo:rsid="0018d033"/>
    </style:style>
    <style:style style:name="T37" style:family="text">
      <style:text-properties officeooo:rsid="0023d01e"/>
    </style:style>
    <style:style style:name="T38" style:family="text">
      <style:text-properties officeooo:rsid="00253679"/>
    </style:style>
    <style:style style:name="T39" style:family="text">
      <style:text-properties officeooo:rsid="00298061"/>
    </style:style>
    <style:style style:name="T40" style:family="text">
      <style:text-properties fo:font-style="italic" officeooo:rsid="00298061" style:font-style-asian="italic" style:font-style-complex="italic"/>
    </style:style>
    <style:style style:name="T41" style:family="text">
      <style:text-properties fo:font-style="normal" officeooo:rsid="00298061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 camera is located at position (25, 20, 5) in the 3D world and is looking at the point (25, 40, 25) so that the direction [0, 1, 0] points (roughly!) up.</text:p>
      <text:p text:style-name="P1"/>
      <text:p text:style-name="P1"><text:tab/>(a) Use the process we covered in class (a 3D variant of Gram-Schmidt orthonormalization using cross products) to calculate the camera’s x, y, and z axis directions.</text:p>
      <text:p text:style-name="P8">e<text:span text:style-name="T2">3</text:span> = p<text:span text:style-name="T2">at</text:span> – p<text:span text:style-name="T2">from</text:span> / || p<text:span text:style-name="T2">at </text:span>– p<text:span text:style-name="T5">from </text:span>|| = diff / || diff || </text:p>
      <text:p text:style-name="P8">diff = -(25, 20, 5) <text:span text:style-name="T36">+</text:span> (25, 40, 25) <text:s/>= &lt;0, 20, 20&gt;</text:p>
      <text:p text:style-name="P8">|| diff || = sqrt(<text:span text:style-name="T34">20</text:span><text:span text:style-name="T1">2</text:span><text:span text:style-name="T10">+</text:span><text:span text:style-name="T11">20</text:span><text:span text:style-name="T1">2</text:span><text:span text:style-name="T10">) = </text:span><text:span text:style-name="T11">sqrt(800) = 20sqrt(2)</text:span></text:p>
      <text:p text:style-name="P9"><text:span text:style-name="T10">e</text:span><text:span text:style-name="T2">3</text:span><text:span text:style-name="T10"> = &lt;0, 1/sqrt(2), 1/sqrt(2)&gt;</text:span></text:p>
      <text:p text:style-name="P9"/>
      <text:p text:style-name="P14"><text:span text:style-name="T10">e</text:span><text:span text:style-name="T2">1</text:span><text:span text:style-name="T10"> = e</text:span><text:span text:style-name="T2">3</text:span><text:span text:style-name="T10"> </text:span><text:span text:style-name="T21">×</text:span><text:span text:style-name="T10"> v</text:span><text:span text:style-name="T2">up</text:span><text:span text:style-name="T10"> / || e</text:span><text:span text:style-name="T2">3</text:span><text:span text:style-name="T10"> </text:span><text:span text:style-name="T21">×</text:span><text:span text:style-name="T10"> v</text:span><text:span text:style-name="T2">up</text:span><text:span text:style-name="T10"> || = </text:span><text:span text:style-name="T12">cross</text:span><text:span text:style-name="T10"> / || </text:span><text:span text:style-name="T12">cross</text:span><text:span text:style-name="T10"> ||</text:span></text:p>
      <text:p text:style-name="P14"><text:span text:style-name="T12">cross</text:span><text:span text:style-name="T10"> = &lt;0, 1/sqrt(2), 1/sqrt(2)&gt; </text:span><text:span text:style-name="T21">×</text:span><text:span text:style-name="T10"> &lt;0, 1, 0&gt; = </text:span><text:span text:style-name="T23">&lt;-1/sqrt(2), 0, 0&gt;</text:span></text:p>
      <text:p text:style-name="P13"><text:span text:style-name="T10">|| </text:span><text:span text:style-name="T12">cross</text:span><text:span text:style-name="T10"> || = </text:span><text:span text:style-name="T23">1/sqrt(2)</text:span></text:p>
      <text:p text:style-name="P10"><text:span text:style-name="T10">e</text:span><text:span text:style-name="T2">1</text:span><text:span text:style-name="T10"> = &lt;-</text:span><text:span text:style-name="T23">1</text:span><text:span text:style-name="T10">, </text:span><text:span text:style-name="T23">0</text:span><text:span text:style-name="T10">, </text:span><text:span text:style-name="T23">0</text:span><text:span text:style-name="T10">&gt;</text:span></text:p>
      <text:p text:style-name="P10"/>
      <text:p text:style-name="P11"><text:span text:style-name="T13">e</text:span><text:span text:style-name="T5">2</text:span><text:span text:style-name="T13"> = e</text:span><text:span text:style-name="T5">1</text:span><text:span text:style-name="T13"> </text:span><text:span text:style-name="T22">×</text:span><text:span text:style-name="T13"> e</text:span><text:span text:style-name="T5">3</text:span><text:span text:style-name="T13"> / || e</text:span><text:span text:style-name="T5">1</text:span><text:span text:style-name="T13"> </text:span><text:span text:style-name="T22">×</text:span><text:span text:style-name="T13"> e</text:span><text:span text:style-name="T5">3</text:span><text:span text:style-name="T13"> || = </text:span><text:span text:style-name="T14">cross</text:span><text:span text:style-name="T13"> / || </text:span><text:span text:style-name="T14">cross</text:span><text:span text:style-name="T13"> ||</text:span></text:p>
      <text:p text:style-name="P11"><text:span text:style-name="T14">cross</text:span><text:span text:style-name="T13"> = &lt;-</text:span><text:span text:style-name="T14">1</text:span><text:span text:style-name="T13">, </text:span><text:span text:style-name="T14">0</text:span><text:span text:style-name="T13">, </text:span><text:span text:style-name="T14">0</text:span><text:span text:style-name="T13">&gt; </text:span><text:span text:style-name="T22">×</text:span><text:span text:style-name="T13"> &lt;0, 1/sqrt(2), 1/sqrt(2)&gt; = &lt;</text:span><text:span text:style-name="T14">0</text:span><text:span text:style-name="T13">, -</text:span><text:span text:style-name="T14">1/sqrt(2)</text:span><text:span text:style-name="T13">, </text:span><text:span text:style-name="T14">1/sqrt(2)</text:span><text:span text:style-name="T13">&gt;</text:span></text:p>
      <text:p text:style-name="P10"><text:span text:style-name="T13">|| </text:span><text:span text:style-name="T14">cross</text:span><text:span text:style-name="T13"> || = </text:span><text:span text:style-name="T14">1</text:span></text:p>
      <text:p text:style-name="P12"><text:span text:style-name="T10">e</text:span><text:span text:style-name="T2">2</text:span><text:span text:style-name="T10"> = &lt;0, -1/sqrt(2), 1/sqrt(2)&gt;</text:span></text:p>
      <text:p text:style-name="P1"/>
      <text:p text:style-name="P1"><text:tab/>(b) Write this camera’s world-to-camera transformation as the composition of a rotation matrix and translation matrix. (You do not have to multiply out this matrix.)</text:p>
      <text:p text:style-name="P15">p<text:span text:style-name="T2">c</text:span> = R<text:span text:style-name="T35">T</text:span>p<text:span text:style-name="T5">w</text:span></text:p>
      <text:p text:style-name="P15"><text:span text:style-name="T5"/></text:p>
      <text:p text:style-name="P15"><text:span text:style-name="T13">T = [1 <text:s/>0 <text:s/>0 <text:s/>-25]</text:span></text:p>
      <text:p text:style-name="P15"><text:span text:style-name="T13"><text:s text:c="7"/>[0 <text:s/>1 <text:s/>0 <text:s/>-20]</text:span></text:p>
      <text:p text:style-name="P15"><text:span text:style-name="T13"><text:s text:c="7"/>[0 <text:s/>0 <text:s/>1 <text:s text:c="3"/>-5]</text:span></text:p>
      <text:p text:style-name="P15"><text:span text:style-name="T13"><text:s text:c="7"/>[0 <text:s/>0 <text:s/>0 <text:s text:c="4"/>1]</text:span></text:p>
      <text:p text:style-name="P15"><text:span text:style-name="T13"/></text:p>
      <text:p text:style-name="P16"><text:span text:style-name="T13">R = [</text:span><text:span text:style-name="T15">1 <text:s text:c="10"/>0 <text:s text:c="10"/>0 <text:s text:c="10"/>0</text:span><text:span text:style-name="T13">]</text:span></text:p>
      <text:p text:style-name="P16"><text:span text:style-name="T13"><text:s text:c="7"/>[0 <text:s text:c="3"/>-</text:span><text:span text:style-name="T15">1/sqrt(2)</text:span><text:span text:style-name="T13"> <text:s text:c="2"/></text:span><text:span text:style-name="T15">1/sqrt(2)</text:span><text:span text:style-name="T13"> <text:s/></text:span><text:span text:style-name="T15">0</text:span><text:span text:style-name="T13">]</text:span></text:p>
      <text:p text:style-name="P16"><text:span text:style-name="T13"><text:s text:c="7"/>[0 <text:s text:c="3"/></text:span><text:span text:style-name="T15">1/sqrt(2)</text:span><text:span text:style-name="T13"> <text:s text:c="3"/></text:span><text:span text:style-name="T15">1/sqrt(2)</text:span><text:span text:style-name="T13"> <text:s/></text:span><text:span text:style-name="T15">0</text:span><text:span text:style-name="T13">]</text:span></text:p>
      <text:p text:style-name="P16"><text:span text:style-name="T13"><text:s text:c="7"/>[0</text:span><text:span text:style-name="T15"> <text:s text:c="9"/></text:span><text:span text:style-name="T13"><text:s/>0</text:span><text:span text:style-name="T15"> <text:s text:c="10"/>0 <text:s text:c="10"/>1</text:span><text:span text:style-name="T13">]</text:span></text:p>
      <text:p text:style-name="P1"/>
      <text:p text:style-name="P1"><text:tab/>(c) What are the camera-space coordinates of the point p<text:span text:style-name="T2">w</text:span> = (5, 6, 7)?</text:p>
      <text:p text:style-name="P3">p<text:span text:style-name="T2">w</text:span> = <text:span text:style-name="T35">&lt;</text:span>5, 6, 7, <text:span text:style-name="T35">1&gt;</text:span></text:p>
      <text:p text:style-name="P20">Tp<text:span text:style-name="T2">w</text:span><text:span text:style-name="T10"> = &lt;5+-25, 6+-20, 7+-5, 1&gt; = &lt;-20, -14, 2, 1&gt;</text:span></text:p>
      <text:p text:style-name="P20"><text:span text:style-name="T10">Rtp</text:span><text:span text:style-name="T2">w</text:span><text:span text:style-name="T10"> = &lt;-20, (14</text:span><text:span text:style-name="T28">+</text:span><text:span text:style-name="T10">2)/sqrt(2), </text:span><text:span text:style-name="T27">(-14</text:span><text:span text:style-name="T29">+</text:span><text:span text:style-name="T27">2)/sqrt(2), 1&gt; = </text:span><text:span text:style-name="T16">&lt;-20, 16/sqrt(2), -12/sqrt(2), 1&gt;</text:span></text:p>
      <text:p text:style-name="P22"><text:span text:style-name="T13">= </text:span><text:span text:style-name="T24">(-20, 11.3137, -8.4853)</text:span></text:p>
      <text:p text:style-name="P1"/>
      <text:p text:style-name="P1">2. A camera is located at position (20, 5, −40) and oriented so that it is pointing parallel to the x-z plane at an angle of 30 degrees off the z axis. (This is the basic setup for Labs #4 and #5.)</text:p>
      <text:p text:style-name="P1"/>
      <text:p text:style-name="P1"><text:tab/>(a) Write this camera’s world-to-camera transformation using the composition of a 3D rotation matrix (around the y axis) and a translation matrix. (You also do not have to multiply out this matrix. You may also leave your answer in terms of trig functions.)</text:p>
      <text:p text:style-name="P35">p<text:span text:style-name="T2">c</text:span> = R<text:span text:style-name="T35">T</text:span>p<text:span text:style-name="T5">w</text:span></text:p>
      <text:p text:style-name="P17"><text:span text:style-name="T5"/></text:p>
      <text:p text:style-name="P17"><text:span text:style-name="T13">T = [1 <text:s/>0 <text:s/>0 <text:s/></text:span><text:span text:style-name="T17">-20</text:span><text:span text:style-name="T13">]</text:span></text:p>
      <text:p text:style-name="P17"><text:span text:style-name="T13"><text:s text:c="7"/>[0 <text:s/>1 <text:s/>0 <text:s text:c="3"/>-</text:span><text:span text:style-name="T17">5</text:span><text:span text:style-name="T13">]</text:span></text:p>
      <text:p text:style-name="P17"><text:span text:style-name="T13"><text:s text:c="7"/>[0 <text:s/>0 <text:s/>1 <text:s text:c="2"/></text:span><text:span text:style-name="T17">40</text:span><text:span text:style-name="T13">]</text:span></text:p>
      <text:p text:style-name="P17"><text:span text:style-name="T13"><text:s text:c="7"/>[0 <text:s/>0 <text:s/>0 <text:s text:c="4"/>1]</text:span></text:p>
      <text:p text:style-name="P17"><text:span text:style-name="T13"/></text:p>
      <text:p text:style-name="P17"><text:span text:style-name="T13">R = [</text:span><text:span text:style-name="T18">cos(30) <text:s text:c="2"/></text:span><text:span text:style-name="T15">0 <text:s text:c="3"/></text:span><text:span text:style-name="T18">sin(30) <text:s text:c="2"/></text:span><text:span text:style-name="T15">0</text:span><text:span text:style-name="T13">]</text:span></text:p>
      <text:p text:style-name="P19"><text:span text:style-name="T13"><text:s text:c="7"/>[ <text:s text:c="9"/></text:span><text:span text:style-name="T19">0 <text:s text:c="3"/>1 <text:s text:c="11"/>0 <text:s text:c="2"/>0</text:span><text:span text:style-name="T13">]</text:span></text:p>
      <text:p text:style-name="P19"><text:span text:style-name="T13"><text:s text:c="7"/>[-</text:span><text:span text:style-name="T18">sin(30)</text:span><text:span text:style-name="T13"> <text:s text:c="2"/></text:span><text:span text:style-name="T18">0</text:span><text:span text:style-name="T13"> <text:s text:c="2"/></text:span><text:span text:style-name="T18">cos(30)</text:span><text:span text:style-name="T13"> <text:s/></text:span><text:span text:style-name="T15">0</text:span><text:span text:style-name="T13">]</text:span></text:p>
      <text:p text:style-name="P18"><text:span text:style-name="T13"><text:s text:c="7"/>[ <text:s text:c="9"/>0</text:span><text:span text:style-name="T15"> <text:s text:c="3"/></text:span><text:span text:style-name="T18">0 <text:s text:c="3"/></text:span><text:span text:style-name="T15"><text:s text:c="8"/></text:span><text:span text:style-name="T18">0</text:span><text:span text:style-name="T15"> <text:s text:c="2"/></text:span><text:span text:style-name="T18">1</text:span><text:span text:style-name="T13">]</text:span></text:p>
      <text:p text:style-name="P4"/>
      <text:p text:style-name="P7"><text:tab/>(b) What are the camera-space coordinates of the point p w = (5, 6, 7)?</text:p>
      <text:p text:style-name="P5">p<text:span text:style-name="T2">w</text:span> = <text:span text:style-name="T35">&lt;</text:span>5, 6, 7, <text:span text:style-name="T35">1&gt;</text:span></text:p>
      <text:p text:style-name="P21">Tp<text:span text:style-name="T2">w</text:span><text:span text:style-name="T10"> = &lt;5-</text:span><text:span text:style-name="T30">20</text:span><text:span text:style-name="T10">, 6-</text:span><text:span text:style-name="T30">5</text:span><text:span text:style-name="T10">, 7+</text:span><text:span text:style-name="T30">40</text:span><text:span text:style-name="T10">, 1&gt; = &lt;-</text:span><text:span text:style-name="T30">15</text:span><text:span text:style-name="T10">, </text:span><text:span text:style-name="T30">1</text:span><text:span text:style-name="T10">, </text:span><text:span text:style-name="T30">47</text:span><text:span text:style-name="T10">, 1&gt;</text:span></text:p>
      <text:p text:style-name="P21"><text:span text:style-name="T10">Rtp</text:span><text:span text:style-name="T2">w</text:span><text:span text:style-name="T10"> = &lt;-</text:span><text:span text:style-name="T30">15</text:span><text:span text:style-name="T20">cos(30)+47sin(30), 1, 15sin(30)+47cos(30), 1&gt;</text:span></text:p>
      <text:p text:style-name="P23"><text:span text:style-name="T13">= </text:span><text:span text:style-name="T24">(</text:span><text:span text:style-name="T25">10.5096, 1, 48.2032</text:span><text:span text:style-name="T24">)</text:span></text:p>
      <text:p text:style-name="P1"><text:tab/></text:p>
      <text:p text:style-name="P1">3. A virtual camera has the following parameters:</text:p>
      <text:list xml:id="list8162100529886812682" text:style-name="L1">
        <text:list-item>
          <text:p text:style-name="P2">vertical field of view of 60 degrees</text:p>
        </text:list-item>
        <text:list-item>
          <text:p text:style-name="P2">aspect ratio of 16:9 (horizontal to vertical)</text:p>
        </text:list-item>
        <text:list-item>
          <text:p text:style-name="P2">near plane n = 10</text:p>
        </text:list-item>
        <text:list-item>
          <text:p text:style-name="P2">far plane f = 1000</text:p>
          <text:p text:style-name="P27"/>
          <text:p text:style-name="P28">zoom<text:span text:style-name="T6">y</text:span> = 1/tan(fov/2) <text:span text:style-name="T37">= 1/tan(60/2) = </text:span>-<text:span text:style-name="T37">0.1561</text:span></text:p>
          <text:p text:style-name="P29">zoom<text:span text:style-name="T2">x</text:span><text:span text:style-name="T13"> = zoom</text:span><text:span text:style-name="T5">y</text:span><text:span text:style-name="T13">*16/9</text:span></text:p>
          <text:p text:style-name="P2"/>
        </text:list-item>
      </text:list>
      <text:p text:style-name="P1">(a) What is the clip matrix for this camera?</text:p>
      <text:p text:style-name="P26">[-<text:span text:style-name="T37">0.2775</text:span> <text:s text:c="12"/>0 <text:s text:c="9"/>0 <text:s text:c="14"/>0]</text:p>
      <text:p text:style-name="P26">[ <text:s text:c="9"/>0 <text:s text:c="2"/>-<text:span text:style-name="T37">0.1561</text:span> <text:s text:c="9"/>0 <text:s text:c="14"/>0]</text:p>
      <text:p text:style-name="P26">[ <text:s text:c="9"/>0 <text:s text:c="12"/>0 <text:s/>1.0202 <text:s/>-20.2020]</text:p>
      <text:p text:style-name="P26">[ <text:s text:c="9"/>0 <text:s text:c="12"/>0 <text:s text:c="10"/>1 <text:s text:c="13"/>0]</text:p>
      <text:p text:style-name="P1"/>
      <text:p text:style-name="P1">(b) What are the clip-space coordinates of the camera-space point p<text:span text:style-name="T2">c</text:span> = (5, −5, 50)?</text:p>
      <text:p text:style-name="P6"><text:span text:style-name="T9">p</text:span><text:span text:style-name="T2">c</text:span> = <text:span text:style-name="T37">&lt;</text:span>5, −5, 50, <text:span text:style-name="T37">1&gt;</text:span></text:p>
      <text:p text:style-name="P30"><text:span text:style-name="T9">p</text:span><text:span text:style-name="T2">clip</text:span><text:span text:style-name="T10"> = &lt;5*-0.2775, -5*-0.1561, 50*1.0202-20.2020, 50&gt;</text:span></text:p>
      <text:p text:style-name="P25"><text:span text:style-name="T10">p</text:span><text:span text:style-name="T2">clip</text:span><text:span text:style-name="T10"> = </text:span><text:span text:style-name="T31">&lt;</text:span><text:span text:style-name="T10">-1.3877, 0.7806, 30.8080, </text:span><text:span text:style-name="T32">w=</text:span><text:span text:style-name="T10">50</text:span><text:span text:style-name="T31">&gt;</text:span></text:p>
      <text:p text:style-name="P1"/>
      <text:p text:style-name="P1">(c) Is this point p c = (5, −5, 50) within the view frustum of this camera? How can you tell without doing a devision?</text:p>
      <text:p text:style-name="P31">It is in the view of the frustrum. <text:span text:style-name="T39">Since </text:span>each point will be between -w and w when it is in the view of the frustrum, <text:span text:style-name="T39">and each point </text:span><text:span text:style-name="T40">is</text:span><text:span text:style-name="T41"> between -w and w, it lies within the frustrum</text:span>.</text:p>
      <text:p text:style-name="P1"/>
      <text:p text:style-name="P1"/>
      <text:p text:style-name="P1">(d) What are the canonical coordinates of this point p c = (5, −5, 50)?</text:p>
      <text:p text:style-name="P32">p<text:span text:style-name="T2">canonical</text:span><text:span text:style-name="T10"> = p</text:span><text:span text:style-name="T2">clip</text:span><text:span text:style-name="T10"> / 50</text:span></text:p>
      <text:p text:style-name="P24"><text:span text:style-name="T31">p</text:span><text:span text:style-name="T2">c</text:span><text:span text:style-name="T7">anonical</text:span><text:span text:style-name="T10"> = (0.0277, 0.0156, 0.6161)</text:span></text:p>
      <text:p text:style-name="P1"/>
      <text:p text:style-name="P1"><text:soft-page-break/>(e) If rendered to a high-definition display (1920 × 1080), what are the s<text:span text:style-name="T38">cr</text:span>een coordinates of this point?</text:p>
      <text:p text:style-name="P32">T = </text:p>
      <text:p text:style-name="P32">[1920/2 <text:s text:c="11"/>0 <text:s/>1920/2]</text:p>
      <text:p text:style-name="P32">[ <text:s text:c="8"/>0 <text:s/>-1080/2 1080/2]</text:p>
      <text:p text:style-name="P32">[ <text:s text:c="8"/>0 <text:s text:c="11"/>0 <text:s text:c="10"/>1]</text:p>
      <text:p text:style-name="P32"/>
      <text:p text:style-name="P33"><text:span text:style-name="T9">p</text:span><text:span text:style-name="T2">screen</text:span><text:span text:style-name="T10"> = T*&lt;0.0277, 0.0156, 1&gt;</text:span></text:p>
      <text:p text:style-name="P33"><text:span text:style-name="T24">p</text:span><text:span text:style-name="T2">screen</text:span><text:span text:style-name="T10"> = (0.0277 + 1)1920/2, (-0.0156 + 1)1080/2, 1</text:span></text:p>
      <text:p text:style-name="P33"><text:span text:style-name="T24">p</text:span><text:span text:style-name="T2">screen </text:span><text:span text:style-name="T10">= &lt;986.592, 531.576, 1&gt;</text:span></text:p>
      <text:p text:style-name="P34"><text:span text:style-name="T24">p</text:span><text:span text:style-name="T3">screen </text:span><text:span text:style-name="T26">= (</text:span><text:span text:style-name="T24">986.592, 531.576</text:span><text:span text:style-name="T26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1:14:28.534922264</meta:creation-date>
    <dc:date>2015-06-05T16:21:11.138075417</dc:date>
    <meta:editing-duration>PT4H48M59S</meta:editing-duration>
    <meta:editing-cycles>28</meta:editing-cycles>
    <meta:generator>LibreOffice/4.2.8.2$Linux_X86_64 LibreOffice_project/420m0$Build-2</meta:generator>
    <meta:document-statistic meta:table-count="0" meta:image-count="0" meta:object-count="0" meta:page-count="3" meta:paragraph-count="78" meta:word-count="714" meta:character-count="3887" meta:non-whitespace-character-count="2784"/>
  </office:meta>
</office:document-meta>
</file>